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Univers" svg:font-family="Univer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3.249cm"/>
    </style:style>
    <style:style style:name="co5" style:family="table-column">
      <style:table-column-properties fo:break-before="auto" style:column-width="2.263cm"/>
    </style:style>
    <style:style style:name="ro1" style:family="table-row">
      <style:table-row-properties style:row-height="1.064cm" fo:break-before="auto" style:use-optimal-row-height="fals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1.339cm" fo:break-before="auto" style:use-optimal-row-height="true"/>
    </style:style>
    <style:style style:name="ro6" style:family="table-row">
      <style:table-row-properties style:row-height="0.905cm" fo:break-before="auto" style:use-optimal-row-height="false"/>
    </style:style>
    <style:style style:name="ro7" style:family="table-row">
      <style:table-row-properties style:row-height="0.956cm" fo:break-before="auto" style:use-optimal-row-height="true"/>
    </style:style>
    <style:style style:name="ro8" style:family="table-row">
      <style:table-row-properties style:row-height="0.503cm" fo:break-before="auto" style:use-optimal-row-height="true"/>
    </style:style>
    <style:style style:name="ta1" style:family="table" style:master-page-name="PageStyle_5f_CNAE_20_DOM._20_2.0_20_Divulgaçã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0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Univers" fo:font-size="12pt" fo:font-style="normal" fo:text-shadow="none" style:text-underline-style="none" fo:font-weight="bold" style:font-size-asian="12pt" style:font-style-asian="normal" style:font-weight-asian="bold" style:font-name-complex="Univers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c0c0c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 style:data-style-name="N100">
      <style:table-cell-properties style:glyph-orientation-vertical="0" fo:background-color="#ccffff" style:cell-protect="none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ccffff" style:cell-protect="none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c0c0c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ccffff" style:cell-protect="none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cffff" style:cell-protect="none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cc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NAE DOM. 2.0 Divulgação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35"/>
        <table:table-column table:style-name="co5" table:number-columns-repeated="253" table:default-cell-style-name="ce11"/>
        <table:table-column table:style-name="co5" table:number-columns-repeated="767" table:default-cell-style-name="Default"/>
        <table:table-row table:style-name="ro1">
          <table:table-cell table:style-name="ce1" office:value-type="string" table:number-columns-spanned="4" table:number-rows-spanned="1">
            <text:p>CLASSIFICAÇÃO NACIONAL DE ATIVIDADES ECONÔMICAS DOMICILIAR 2.0 - CNAE-DOMICILIAR 2.0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>
            <text:p>Seção</text:p>
          </table:table-cell>
          <table:table-cell table:style-name="ce2" office:value-type="string">
            <text:p>Divisão</text:p>
          </table:table-cell>
          <table:table-cell table:style-name="ce2" office:value-type="string">
            <text:p>Classes</text:p>
          </table:table-cell>
          <table:table-cell table:style-name="ce21" office:value-type="string">
            <text:p>Denominação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</text:p>
          </table:table-cell>
          <table:table-cell table:style-name="ce3"/>
          <table:table-cell table:style-name="ce12"/>
          <table:table-cell table:style-name="ce22" office:value-type="string">
            <text:p>AGRICULTURA, PECUÁRIA, PRODUÇÃO FLORESTAL, PESCA E AQUICULTUR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1</text:p>
          </table:table-cell>
          <table:table-cell table:style-name="ce13"/>
          <table:table-cell table:style-name="ce23" office:value-type="string">
            <text:p>AGRICULTURA, PECUÁRIA, CAÇA E SERVIÇOS RELACIONAD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01</text:p>
          </table:table-cell>
          <table:table-cell table:style-name="ce24" office:value-type="string">
            <text:p>CULTIVO DE ARROZ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02</text:p>
          </table:table-cell>
          <table:table-cell table:style-name="ce24" office:value-type="string">
            <text:p>CULTIVO DE MILH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03</text:p>
          </table:table-cell>
          <table:table-cell table:style-name="ce24" office:value-type="string">
            <text:p>CULTIVO DE OUTROS CERE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04</text:p>
          </table:table-cell>
          <table:table-cell table:style-name="ce24" office:value-type="string">
            <text:p>CULTIVO DE ALGODÃ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05</text:p>
          </table:table-cell>
          <table:table-cell table:style-name="ce24" office:value-type="string">
            <text:p>CULTIVO DE CANA-DE-AÇÚCAR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06</text:p>
          </table:table-cell>
          <table:table-cell table:style-name="ce24" office:value-type="string">
            <text:p>CULTIVO DE FUM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07</text:p>
          </table:table-cell>
          <table:table-cell table:style-name="ce24" office:value-type="string">
            <text:p>CULTIVO DE SOJ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08</text:p>
          </table:table-cell>
          <table:table-cell table:style-name="ce24" office:value-type="string">
            <text:p>CULTIVO DE MANDIOC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01109</text:p>
          </table:table-cell>
          <table:table-cell table:style-name="ce24" office:value-type="string">
            <text:p>CULTIVO DE OUTRAS LAVOURAS TEMPORÁRIAS NÃO ESPECIFICADAS ANTERIORMENTE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<text:s/></text:p>
          </table:table-cell>
          <table:table-cell table:style-name="ce5"/>
          <table:table-cell table:style-name="ce14" office:value-type="string">
            <text:p>01110</text:p>
          </table:table-cell>
          <table:table-cell table:style-name="ce24" office:value-type="string">
            <text:p>HORTICULTUR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11</text:p>
          </table:table-cell>
          <table:table-cell table:style-name="ce24" office:value-type="string">
            <text:p>CULTIVO DE FLORES E PLANTAS ORNAMENT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12</text:p>
          </table:table-cell>
          <table:table-cell table:style-name="ce24" office:value-type="string">
            <text:p>CULTIVO DE FRUTAS CÍTRIC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13</text:p>
          </table:table-cell>
          <table:table-cell table:style-name="ce24" office:value-type="string">
            <text:p>CULTIVO DE CAFÉ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14</text:p>
          </table:table-cell>
          <table:table-cell table:style-name="ce24" office:value-type="string">
            <text:p>CULTIVO DE CACAU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15</text:p>
          </table:table-cell>
          <table:table-cell table:style-name="ce24" office:value-type="string">
            <text:p>CULTIVO DE UV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16</text:p>
          </table:table-cell>
          <table:table-cell table:style-name="ce24" office:value-type="string">
            <text:p>CULTIVO DE BANAN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01117</text:p>
          </table:table-cell>
          <table:table-cell table:style-name="ce24" office:value-type="string">
            <text:p>CULTIVO DE OUTRAS PLANTAS E FRUTAS DE LAVOURA PERMANENTE NÃO ESPECIFICADAS ANTERIORMENTE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18</text:p>
          </table:table-cell>
          <table:table-cell table:style-name="ce24" office:value-type="string">
            <text:p>PRODUÇÃO DE SEMENTES E MUDAS CERTIFICAD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119</text:p>
          </table:table-cell>
          <table:table-cell table:style-name="ce24" office:value-type="string">
            <text:p>LAVOURA NÃO ESPECIFICAD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201</text:p>
          </table:table-cell>
          <table:table-cell table:style-name="ce24" office:value-type="string">
            <text:p>CRIAÇÃO DE BOVIN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01202</text:p>
          </table:table-cell>
          <table:table-cell table:style-name="ce24" office:value-type="string">
            <text:p>CRIAÇÃO DE OUTROS ANIMAIS DE GRANDE PORTE NÃO ESPECIFICADOS ANTERIORMENTE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203</text:p>
          </table:table-cell>
          <table:table-cell table:style-name="ce24" office:value-type="string">
            <text:p>CRIAÇÃO DE CAPRINOS E OVIN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204</text:p>
          </table:table-cell>
          <table:table-cell table:style-name="ce24" office:value-type="string">
            <text:p>CRIAÇÃO DE SUÍN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205</text:p>
          </table:table-cell>
          <table:table-cell table:style-name="ce24" office:value-type="string">
            <text:p>CRIAÇÃO DE AV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206</text:p>
          </table:table-cell>
          <table:table-cell table:style-name="ce24" office:value-type="string">
            <text:p>APICULTUR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207</text:p>
          </table:table-cell>
          <table:table-cell table:style-name="ce24" office:value-type="string">
            <text:p>SERICICULTURA</text:p>
          </table:table-cell>
          <table:table-cell table:number-columns-repeated="1020"/>
        </table:table-row>
        <table:table-row table:style-name="ro2">
          <table:table-cell table:style-name="ce6" table:number-columns-repeated="2"/>
          <table:table-cell table:style-name="ce15" office:value-type="string">
            <text:p>01208</text:p>
          </table:table-cell>
          <table:table-cell table:style-name="ce24" office:value-type="string">
            <text:p>CRIAÇÃO DE OUTROS ANIMAIS NÃO ESPECIFICADOS ANTERIORMENTE </text:p>
          </table:table-cell>
          <table:table-cell table:number-columns-repeated="1020"/>
        </table:table-row>
        <table:table-row table:style-name="ro2">
          <table:table-cell table:style-name="ce6" table:number-columns-repeated="2"/>
          <table:table-cell table:style-name="ce15" office:value-type="string">
            <text:p>01209</text:p>
          </table:table-cell>
          <table:table-cell table:style-name="ce24" office:value-type="string">
            <text:p>PECUÁRIA NÃO ESPECIFICAD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401</text:p>
          </table:table-cell>
          <table:table-cell table:style-name="ce24" office:value-type="string">
            <text:p>ATIVIDADES DE APOIO À AGRICULTURA E PÓS-COLHEIT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402</text:p>
          </table:table-cell>
          <table:table-cell table:style-name="ce24" office:value-type="string">
            <text:p>ATIVIDADES DE APOIO À PECUÁRIA 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1500</text:p>
          </table:table-cell>
          <table:table-cell table:style-name="ce24" office:value-type="string">
            <text:p>CAÇA E SERVIÇOS RELACIONADOS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01999</text:p>
          </table:table-cell>
          <table:table-cell table:style-name="ce24" office:value-type="string">
            <text:p>AGROPECUÁRI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2</text:p>
          </table:table-cell>
          <table:table-cell table:style-name="ce16"/>
          <table:table-cell table:style-name="ce25" office:value-type="string">
            <text:p>PRODUÇÃO FLORESTA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2000</text:p>
          </table:table-cell>
          <table:table-cell table:style-name="ce24" office:value-type="string">
            <text:p>PRODUÇÃO FLORESTAL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3</text:p>
          </table:table-cell>
          <table:table-cell table:style-name="ce16"/>
          <table:table-cell table:style-name="ce25" office:value-type="string">
            <text:p>PESCA E AQUICULTUR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3001</text:p>
          </table:table-cell>
          <table:table-cell table:style-name="ce24" office:value-type="string">
            <text:p>PESC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3002</text:p>
          </table:table-cell>
          <table:table-cell table:style-name="ce24" office:value-type="string">
            <text:p>AQUICULTUR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B</text:p>
          </table:table-cell>
          <table:table-cell table:style-name="ce3"/>
          <table:table-cell table:style-name="ce17"/>
          <table:table-cell table:style-name="ce26" office:value-type="string">
            <text:p>INDÚSTRIAS EXTRATIV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5</text:p>
          </table:table-cell>
          <table:table-cell table:style-name="ce16"/>
          <table:table-cell table:style-name="ce25" office:value-type="string">
            <text:p>EXTRAÇÃO DE CARVÃO MINERA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6" office:value-type="string">
            <text:p>05000</text:p>
          </table:table-cell>
          <table:table-cell table:style-name="ce24" office:value-type="string">
            <text:p>EXTRAÇÃO DE CARVÃO MINERAL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6</text:p>
          </table:table-cell>
          <table:table-cell table:style-name="ce16"/>
          <table:table-cell table:style-name="ce25" office:value-type="string">
            <text:p>EXTRAÇÃO DE PETRÓLEO E GÁS NATURA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6" office:value-type="string">
            <text:p>06000</text:p>
          </table:table-cell>
          <table:table-cell table:style-name="ce24" office:value-type="string">
            <text:p>EXTRAÇÃO DE PETRÓLEO E GÁS NATURAL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7</text:p>
          </table:table-cell>
          <table:table-cell table:style-name="ce16"/>
          <table:table-cell table:style-name="ce25" office:value-type="string">
            <text:p>EXTRAÇÃO DE MINERAIS METÁL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6" office:value-type="string">
            <text:p>07001</text:p>
          </table:table-cell>
          <table:table-cell table:style-name="ce24" office:value-type="string">
            <text:p>EXTRAÇÃO DE MINÉRIOS DE METAIS PRECIOS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6" office:value-type="string">
            <text:p>07002</text:p>
          </table:table-cell>
          <table:table-cell table:style-name="ce24" office:value-type="string">
            <text:p>EXTRAÇÃO DE MINERAIS METÁLICOS NÃO ESPECIFICADOS ANTERIORMENTE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8</text:p>
          </table:table-cell>
          <table:table-cell table:style-name="ce16"/>
          <table:table-cell table:style-name="ce25" office:value-type="string">
            <text:p>EXTRAÇÃO DE MINERAIS NÃO-METÁL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6" office:value-type="string">
            <text:p>08001</text:p>
          </table:table-cell>
          <table:table-cell table:style-name="ce24" office:value-type="string">
            <text:p>EXTRAÇÃO DE PEDRAS, AREIA E ARGIL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6" office:value-type="string">
            <text:p>08002</text:p>
          </table:table-cell>
          <table:table-cell table:style-name="ce24" office:value-type="string">
            <text:p>EXTRAÇÃO DE GEMAS (PEDRAS PRECIOSAS E SEMIPRECIOSAS)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6" office:value-type="string">
            <text:p>08009</text:p>
          </table:table-cell>
          <table:table-cell table:style-name="ce24" office:value-type="string">
            <text:p>EXTRAÇÃO DE MINERAIS NÃO METÁLICOS NÃO ESPECIFICADOS ANTERIORMENTE 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8" office:value-type="string">
            <text:p>08999</text:p>
          </table:table-cell>
          <table:table-cell table:style-name="ce24" office:value-type="string">
            <text:p>EXTRAÇÃO DE MINERAIS NÃO ESPECIFICAD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9</text:p>
          </table:table-cell>
          <table:table-cell table:style-name="ce16"/>
          <table:table-cell table:style-name="ce25" office:value-type="string">
            <text:p>ATIVIDADES DE APOIO À EXTRAÇÃO DE MINER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6" office:value-type="string">
            <text:p>09000</text:p>
          </table:table-cell>
          <table:table-cell table:style-name="ce24" office:value-type="string">
            <text:p>ATIVIDADES DE APOIO À EXTRAÇÃO DE MINERAI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C</text:p>
          </table:table-cell>
          <table:table-cell table:style-name="ce3"/>
          <table:table-cell table:style-name="ce17"/>
          <table:table-cell table:style-name="ce26" office:value-type="string">
            <text:p>INDÚSTRIAS DE TRANSFORMA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10</text:p>
          </table:table-cell>
          <table:table-cell table:style-name="ce16"/>
          <table:table-cell table:style-name="ce25" office:value-type="string">
            <text:p>FABRICAÇÃO DE PRODUTOS ALIMENTÍCI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0010</text:p>
          </table:table-cell>
          <table:table-cell table:style-name="ce24" office:value-type="string">
            <text:p>ABATE E FABRICAÇÃO DE PRODUTOS DE CARNE E PESCADO </text:p>
          </table:table-cell>
          <table:table-cell table:number-columns-repeated="1020"/>
        </table:table-row>
        <table:table-row table:style-name="ro4">
          <table:table-cell table:style-name="ce5" table:number-columns-repeated="2"/>
          <table:table-cell table:style-name="ce14" office:value-type="string">
            <text:p>10021</text:p>
          </table:table-cell>
          <table:table-cell table:style-name="ce24" office:value-type="string">
            <text:p>FABRICAÇÃO DE CONSERVAS DE FRUTAS, LEGUMES E OUTROS VEGET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0022</text:p>
          </table:table-cell>
          <table:table-cell table:style-name="ce24" office:value-type="string">
            <text:p>FABRICAÇÃO DE ÓLEOS VEGETAIS E GORDURAS VEGETAIS E ANIM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0030</text:p>
          </table:table-cell>
          <table:table-cell table:style-name="ce24" office:value-type="string">
            <text:p>LATICÍNI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10091</text:p>
          </table:table-cell>
          <table:table-cell table:style-name="ce24" office:value-type="string">
            <text:p>MOAGEM, FABRICAÇÃO DE PRODUTOS AMILÁCEOS E DE ALIMENTOS PARA ANIM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0092</text:p>
          </table:table-cell>
          <table:table-cell table:style-name="ce24" office:value-type="string">
            <text:p>FABRICAÇÃO E REFINO DO AÇÚCAR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0093</text:p>
          </table:table-cell>
          <table:table-cell table:style-name="ce24" office:value-type="string">
            <text:p>TORREFAÇÃO E MOAGEM DE CAFÉ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0099</text:p>
          </table:table-cell>
          <table:table-cell table:style-name="ce24" office:value-type="string">
            <text:p>FABRICAÇÃO DE OUTROS PRODUTOS ALIMENTÍCIOS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10999</text:p>
          </table:table-cell>
          <table:table-cell table:style-name="ce24" office:value-type="string">
            <text:p>FABRICAÇÃO DE PRODUTOS ALIMENTÍCIOS NÃO ESPECIFICAD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11</text:p>
          </table:table-cell>
          <table:table-cell table:style-name="ce16"/>
          <table:table-cell table:style-name="ce25" office:value-type="string">
            <text:p>FABRICAÇÃO DE BEBID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1000</text:p>
          </table:table-cell>
          <table:table-cell table:style-name="ce24" office:value-type="string">
            <text:p>FABRICAÇÃO DE BEBID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12</text:p>
          </table:table-cell>
          <table:table-cell table:style-name="ce16"/>
          <table:table-cell table:style-name="ce25" office:value-type="string">
            <text:p>FABRICAÇÃO DE PRODUTOS DO FUM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12000">
            <text:p>12000</text:p>
          </table:table-cell>
          <table:table-cell table:style-name="ce24" office:value-type="string">
            <text:p>PROCESSAMENTO INDUSTRIAL E FABRICAÇÃO DE PRODUTOS DO FUM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13</text:p>
          </table:table-cell>
          <table:table-cell table:style-name="ce16"/>
          <table:table-cell table:style-name="ce25" office:value-type="string">
            <text:p>FABRICAÇÃO DE PRODUTOS TÊXTE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13001">
            <text:p>13001</text:p>
          </table:table-cell>
          <table:table-cell table:style-name="ce24" office:value-type="string">
            <text:p>PREPARAÇÃO DE FIBRAS, FIAÇÃO E TECELAGEM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13002">
            <text:p>13002</text:p>
          </table:table-cell>
          <table:table-cell table:style-name="ce24" office:value-type="string">
            <text:p>FABRICAÇÃO DE ARTEFATOS TÊXTEIS, EXCETO VESTUÁRIO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13999</text:p>
          </table:table-cell>
          <table:table-cell table:style-name="ce24" office:value-type="string">
            <text:p>INDUSTRIA TÊXTIL - ATIVIDADES NÃO ESPECIFICAD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14</text:p>
          </table:table-cell>
          <table:table-cell table:style-name="ce16"/>
          <table:table-cell table:style-name="ce25" office:value-type="string">
            <text:p>CONFECÇÃO DE ARTIGOS DO VESTUÁRIO E ACESSÓRI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14001">
            <text:p>14001</text:p>
          </table:table-cell>
          <table:table-cell table:style-name="ce24" office:value-type="string">
            <text:p>CONFECÇÃO DE ARTIGOS DO VESTUÁRIO E ACESSÓRIOS, EXCETO SOB MEDID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14002">
            <text:p>14002</text:p>
          </table:table-cell>
          <table:table-cell table:style-name="ce24" office:value-type="string">
            <text:p>CONFECÇÃO, SOB MEDIDA, DE ARTIGOS DO VESTUÁRIO</text:p>
          </table:table-cell>
          <table:table-cell table:number-columns-repeated="1020"/>
        </table:table-row>
        <table:table-row table:style-name="ro3">
          <table:table-cell table:style-name="ce7" table:number-columns-repeated="2"/>
          <table:table-cell table:style-name="ce15" office:value-type="string">
            <text:p>14999</text:p>
          </table:table-cell>
          <table:table-cell table:style-name="ce24" office:value-type="string">
            <text:p>CONFECÇÃO DE ARTIGOS DO VESTUÁRIO E ACESSÓRIOS, SOB MEDIDA OU NÃO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15</text:p>
          </table:table-cell>
          <table:table-cell table:style-name="ce16"/>
          <table:table-cell table:style-name="ce27" office:value-type="string">
            <text:p>PREPARAÇÃO DE COUROS E FABRICAÇÃO DE ARTEFATOS DE COURO, ARTIGOS DE VIAGEM E CALÇAD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5011</text:p>
          </table:table-cell>
          <table:table-cell table:style-name="ce24" office:value-type="string">
            <text:p>CURTIMENTO E OUTRAS PREPARAÇÕES DE COUR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15012</text:p>
          </table:table-cell>
          <table:table-cell table:style-name="ce24" office:value-type="string">
            <text:p>FABRICAÇÃO DE ARTIGOS DE VIAGEM E DE ARTEFATOS DIVERSOS DE COUR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15020</text:p>
          </table:table-cell>
          <table:table-cell table:style-name="ce24" office:value-type="string">
            <text:p>FABRICAÇÃO DE CALÇADOS E PARTES PARA CALÇADOS, DE QUALQUER MATERIAL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16</text:p>
          </table:table-cell>
          <table:table-cell table:style-name="ce16"/>
          <table:table-cell table:style-name="ce25" office:value-type="string">
            <text:p>FABRICAÇÃO DE PRODUTOS DE MADEIR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16001">
            <text:p>16001</text:p>
          </table:table-cell>
          <table:table-cell table:style-name="ce24" office:value-type="string">
            <text:p>SERRARI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16002">
            <text:p>16002</text:p>
          </table:table-cell>
          <table:table-cell table:style-name="ce24" office:value-type="string">
            <text:p>FABRICAÇÃO DE PRODUTOS DE MADEIRA, CORTIÇA E MATERIAL TRANÇADO, EXCETO MÓVEI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17</text:p>
          </table:table-cell>
          <table:table-cell table:style-name="ce16"/>
          <table:table-cell table:style-name="ce25" office:value-type="string">
            <text:p>FABRICAÇÃO DE CELULOSE, PAPEL E PRODUTOS DE PAPE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7001</text:p>
          </table:table-cell>
          <table:table-cell table:style-name="ce24" office:value-type="string">
            <text:p>FABRICAÇÃO DE CELULOSE, PAPEL, CARTOLINA E PAPEL-CARTÃ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17002</text:p>
          </table:table-cell>
          <table:table-cell table:style-name="ce24" office:value-type="string">
            <text:p>FABRICAÇÃO DE EMBALAGENS E DE PRODUTOS DIVERSOS DE PAPEL, CARTOLINA, PAPEL-CARTÃO E PAPELÃO ONDULADO</text:p>
          </table:table-cell>
          <table:table-cell table:number-columns-repeated="1020"/>
        </table:table-row>
        <table:table-row table:style-name="ro3">
          <table:table-cell table:style-name="ce7" table:number-columns-repeated="2"/>
          <table:table-cell table:style-name="ce15" office:value-type="string">
            <text:p>17999</text:p>
          </table:table-cell>
          <table:table-cell table:style-name="ce24" office:value-type="string">
            <text:p>FABRICAÇÃO DE PAPEL E ARTEFATOS - ATIVIDADES NÃO ESPECIFICAD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18</text:p>
          </table:table-cell>
          <table:table-cell table:style-name="ce16"/>
          <table:table-cell table:style-name="ce25" office:value-type="string">
            <text:p>IMPRESSÃO E REPRODUÇÃO DE GRAVAÇÕ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18000">
            <text:p>18000</text:p>
          </table:table-cell>
          <table:table-cell table:style-name="ce24" office:value-type="string">
            <text:p>IMPRESSÃO E REPRODUÇÃO DE GRAVAÇÕE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float" office:value="19">
            <text:p>19</text:p>
          </table:table-cell>
          <table:table-cell table:style-name="ce16"/>
          <table:table-cell table:style-name="ce25" office:value-type="string">
            <text:p>FABRICAÇÃO DE COQUE; PRODUTOS DERIVADOS DE PETRÓLEO E DE BIOCOMBUSTÍVE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9010</text:p>
          </table:table-cell>
          <table:table-cell table:style-name="ce24" office:value-type="string">
            <text:p>COQUERI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19020</text:p>
          </table:table-cell>
          <table:table-cell table:style-name="ce24" office:value-type="string">
            <text:p>FABRICAÇÃO DE PRODUTOS DERIVADOS DO PETRÓLEO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 table:style-name="ce14" office:value-type="string">
            <text:p>19030</text:p>
          </table:table-cell>
          <table:table-cell table:style-name="ce24" office:value-type="string">
            <text:p>PRODUÇÃO DE BIOCOMBUSTÍVEI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20">
            <text:p>20</text:p>
          </table:table-cell>
          <table:table-cell table:style-name="ce16"/>
          <table:table-cell table:style-name="ce25" office:value-type="string">
            <text:p>FABRICAÇÃO DE PRODUTOS QUÍMIC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20010</text:p>
          </table:table-cell>
          <table:table-cell table:style-name="ce24" office:value-type="string">
            <text:p>FABRICAÇÃO DE TINTAS, VERNIZES, ESMALTES, LACAS E PRODUTOS AFIN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20020</text:p>
          </table:table-cell>
          <table:table-cell table:style-name="ce24" office:value-type="string">
            <text:p>FABRICAÇÃO DE SABÕES, DETERGENTES, PRODUTOS DE LIMPEZA, COSMÉTICOS, PRODUTOS DE PERFUMARIA E DE HIGIENE PESSOAL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20090</text:p>
          </table:table-cell>
          <table:table-cell table:style-name="ce24" office:value-type="string">
            <text:p>FABRICAÇÃO DE OUTROS PRODUTOS QUÍMICOS NÃO ESPECIFICADOS ANTERIORMENTE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20999</text:p>
          </table:table-cell>
          <table:table-cell table:style-name="ce24" office:value-type="string">
            <text:p>INDÚSTRIA QUÍMICA - ATIVIDADES NÃO ESPECIFICAD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21</text:p>
          </table:table-cell>
          <table:table-cell table:style-name="ce16"/>
          <table:table-cell table:style-name="ce25" office:value-type="string">
            <text:p>FABRICAÇÃO DE PRODUTOS FARMOQUÍMICOS E FARMACÊUT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21000</text:p>
          </table:table-cell>
          <table:table-cell table:style-name="ce24" office:value-type="string">
            <text:p>FABRICAÇÃO DE PRODUTOS FARMOQUÍMICOS E FARMACÊUTIC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22</text:p>
          </table:table-cell>
          <table:table-cell table:style-name="ce16"/>
          <table:table-cell table:style-name="ce27" office:value-type="string">
            <text:p>FABRICAÇÃO DE PRODUTOS DE BORRACHA E DE MATERIAL PLÁSTIC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22010</text:p>
          </table:table-cell>
          <table:table-cell table:style-name="ce24" office:value-type="string">
            <text:p>FABRICAÇÃO DE PRODUTOS DE BORRACH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22020</text:p>
          </table:table-cell>
          <table:table-cell table:style-name="ce24" office:value-type="string">
            <text:p>FABRICAÇÃO DE PRODUTOS DE MATERIAL PLÁSTIC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23</text:p>
          </table:table-cell>
          <table:table-cell table:style-name="ce16"/>
          <table:table-cell table:style-name="ce25" office:value-type="string">
            <text:p>FABRICAÇÃO DE PRODUTOS DE MINERAIS NÃO-METÁL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23010</text:p>
          </table:table-cell>
          <table:table-cell table:style-name="ce24" office:value-type="string">
            <text:p>FABRICAÇÃO DE VIDRO E PRODUTOS DE VIDR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23091</text:p>
          </table:table-cell>
          <table:table-cell table:style-name="ce24" office:value-type="string">
            <text:p>FABRICAÇÃO DE PRODUTOS CERÂMIC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23099</text:p>
          </table:table-cell>
          <table:table-cell table:style-name="ce24" office:value-type="string">
            <text:p>FABRICAÇÃO DE OUTROS PRODUTOS DE MINERAIS NÃO METÁLICOS NÃO ESPECIFICADOS ANTERIORMENTE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24</text:p>
          </table:table-cell>
          <table:table-cell table:style-name="ce16"/>
          <table:table-cell table:style-name="ce24" office:value-type="string">
            <text:p>METALURGIA 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24001">
            <text:p>24001</text:p>
          </table:table-cell>
          <table:table-cell table:style-name="ce24" office:value-type="string">
            <text:p>FABRICAÇÃO DE PRODUTOS SIDERÚRG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24002">
            <text:p>24002</text:p>
          </table:table-cell>
          <table:table-cell table:style-name="ce24" office:value-type="string">
            <text:p>METALURGIA DOS METAIS NÃO FERROS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24003">
            <text:p>24003</text:p>
          </table:table-cell>
          <table:table-cell table:style-name="ce24" office:value-type="string">
            <text:p>FUNDIÇÃO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24999</text:p>
          </table:table-cell>
          <table:table-cell table:style-name="ce24" office:value-type="string">
            <text:p>FABRICAÇÃO DE PRODUTOS DE METALURGIA NÃO ESPECIFICADOS 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25</text:p>
          </table:table-cell>
          <table:table-cell table:style-name="ce16"/>
          <table:table-cell table:style-name="ce25" office:value-type="string">
            <text:p>FABRICAÇÃO DE PRODUTOS DE METAL, EXCETO MÁQUINAS E EQUIPAMENT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25001">
            <text:p>25001</text:p>
          </table:table-cell>
          <table:table-cell table:style-name="ce24" office:value-type="string">
            <text:p>FABRICAÇÃO DE PRODUTOS DE METAL, EXCETO MÁQUINAS E EQUIPAMENT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25002">
            <text:p>25002</text:p>
          </table:table-cell>
          <table:table-cell table:style-name="ce24" office:value-type="string">
            <text:p>FORJARIA, ESTAMPARIA, METALURGIA DO PÓ E SERVIÇOS DE TRATAMENTO DE METAI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26</text:p>
          </table:table-cell>
          <table:table-cell table:style-name="ce16"/>
          <table:table-cell table:style-name="ce25" office:value-type="string">
            <text:p>FABRICAÇÃO DE EQUIPAMENTOS DE INFORMÁTICA, PRODUTOS ELETRÔNICOS E ÓPT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26010</text:p>
          </table:table-cell>
          <table:table-cell table:style-name="ce24" office:value-type="string">
            <text:p>FABRICAÇÃO DE COMPONENTES ELETRÔN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26020</text:p>
          </table:table-cell>
          <table:table-cell table:style-name="ce24" office:value-type="string">
            <text:p>FABRICAÇÃO DE EQUIPAMENTOS DE INFORMÁTICA E PERIFÉRICOS</text:p>
          </table:table-cell>
          <table:table-cell table:number-columns-repeated="1020"/>
        </table:table-row>
        <table:table-row table:style-name="ro5">
          <table:table-cell table:style-name="ce5" table:number-columns-repeated="2"/>
          <table:table-cell table:style-name="ce14" office:value-type="string">
            <text:p>26030</text:p>
          </table:table-cell>
          <table:table-cell table:style-name="ce24" office:value-type="string">
            <text:p>FABRICAÇÃO DE EQUIPAMENTOS DE COMUNICAÇÃO E DE APARELHOS DE RECEPÇÃO, REPRODUÇÃO, GRAVAÇÃO E AMPLIFICAÇÃO DE ÁUDIO E VÍDEO</text:p>
          </table:table-cell>
          <table:table-cell table:number-columns-repeated="1020"/>
        </table:table-row>
        <table:table-row table:style-name="ro5">
          <table:table-cell table:style-name="ce5" table:number-columns-repeated="2"/>
          <table:table-cell table:style-name="ce14" office:value-type="string">
            <text:p>26041</text:p>
          </table:table-cell>
          <table:table-cell table:style-name="ce24" office:value-type="string">
            <text:p>FABRICAÇÃO DE APARELHOS E INSTRUMENTOS DE MEDIDA, TESTE E CONTROLE; CRONÔMETROS E RELÓGIOS E DE APARELHOS ELETROMÉDICOS E ELETROTERAPÊUTICOS</text:p>
          </table:table-cell>
          <table:table-cell table:number-columns-repeated="1020"/>
        </table:table-row>
        <table:table-row table:style-name="ro5">
          <table:table-cell table:style-name="ce5" table:number-columns-repeated="2"/>
          <table:table-cell table:style-name="ce14" office:value-type="string">
            <text:p>26042</text:p>
          </table:table-cell>
          <table:table-cell table:style-name="ce24" office:value-type="string">
            <text:p>FABRICAÇÃO DE EQUIPAMENTOS E INSTRUMENTOS ÓPTICOS, FOTOGRÁFICOS E CINEMATOGRÁFICOS E DE MÍDIAS VIRGENS, MAGNÉTICAS E ÓPTICAS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26999</text:p>
          </table:table-cell>
          <table:table-cell table:style-name="ce24" office:value-type="string">
            <text:p>FABRICAÇÃO DE PRODUTOS ELETRÔNICOS NÃO ESPECIFICAD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27</text:p>
          </table:table-cell>
          <table:table-cell table:style-name="ce16"/>
          <table:table-cell table:style-name="ce25" office:value-type="string">
            <text:p>FABRICAÇÃO DE MÁQUINAS, APARELHOS E MATERIAIS ELÉTR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27010</text:p>
          </table:table-cell>
          <table:table-cell table:style-name="ce24" office:value-type="string">
            <text:p>FABRICAÇÃO DE ELETRODOMÉSTIC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27090</text:p>
          </table:table-cell>
          <table:table-cell table:style-name="ce24" office:value-type="string">
            <text:p>FABRICAÇÃO DE MÁQUINAS, APARELHOS E MATERIAIS ELÉTRICOS DIVERSOS, EXCETO ELETRODOMÉSTICOS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27999</text:p>
          </table:table-cell>
          <table:table-cell table:style-name="ce24" office:value-type="string">
            <text:p>FABRICAÇÃO DE PRODUTOS ELÉTRICOS NÃO ESPECIFICAD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28</text:p>
          </table:table-cell>
          <table:table-cell table:style-name="ce16"/>
          <table:table-cell table:style-name="ce25" office:value-type="string">
            <text:p>FABRICAÇÃO DE MÁQUINAS E EQUIPAMENT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28000">
            <text:p>28000</text:p>
          </table:table-cell>
          <table:table-cell table:style-name="ce24" office:value-type="string">
            <text:p>FABRICAÇÃO DE MÁQUINAS E EQUIPAMENTO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29</text:p>
          </table:table-cell>
          <table:table-cell table:style-name="ce16"/>
          <table:table-cell table:style-name="ce27" office:value-type="string">
            <text:p>FABRICAÇÃO DE VEÍCULOS AUTOMOTORES, REBOQUES E CARROCERI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29001">
            <text:p>29001</text:p>
          </table:table-cell>
          <table:table-cell table:style-name="ce24" office:value-type="string">
            <text:p>FABRICAÇÃO E MONTAGEM DE VEÍCULOS AUTOMOTORE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29002">
            <text:p>29002</text:p>
          </table:table-cell>
          <table:table-cell table:style-name="ce24" office:value-type="string">
            <text:p>FABRICAÇÃO DE CABINES, CARROCERIAS, REBOQUES E PEÇAS PARA VEÍCULOS AUTOMOTORE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29003">
            <text:p>29003</text:p>
          </table:table-cell>
          <table:table-cell table:style-name="ce24" office:value-type="string">
            <text:p>RECONSTRUÇÃO, EM FÁBRICA, DE MOTORES DE VEÍCULOS AUTOMOTORE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float" office:value="30">
            <text:p>30</text:p>
          </table:table-cell>
          <table:table-cell table:style-name="ce16"/>
          <table:table-cell table:style-name="ce25" office:value-type="string">
            <text:p>FABRICAÇÃO DE OUTROS EQUIPAMENTOS DE TRANSPORTE, EXCETO VEÍCULOS AUTOMOTOR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30010</text:p>
          </table:table-cell>
          <table:table-cell table:style-name="ce24" office:value-type="string">
            <text:p>CONSTRUÇÃO DE EMBARCAÇÕES 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30020</text:p>
          </table:table-cell>
          <table:table-cell table:style-name="ce24" office:value-type="string">
            <text:p>FABRICAÇÃO DE VEÍCULOS FERROVIÁRI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30030</text:p>
          </table:table-cell>
          <table:table-cell table:style-name="ce24" office:value-type="string">
            <text:p>FABRICAÇÃO DE AERONAVE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30090</text:p>
          </table:table-cell>
          <table:table-cell table:style-name="ce24" office:value-type="string">
            <text:p>FABRICAÇÃO DE OUTROS EQUIPAMENTOS DE TRANSPORTE NÃO ESPECIFICADOS ANTERIORMENTE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30999</text:p>
          </table:table-cell>
          <table:table-cell table:style-name="ce24" office:value-type="string">
            <text:p>FABRICAÇÃO DE EQUIPAMENTOS DE TRANSPORTE NÃO ESPECIFICAD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31</text:p>
          </table:table-cell>
          <table:table-cell table:style-name="ce16"/>
          <table:table-cell table:style-name="ce25" office:value-type="string">
            <text:p>FABRICAÇÃO DE MÓVE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31000</text:p>
          </table:table-cell>
          <table:table-cell table:style-name="ce24" office:value-type="string">
            <text:p>FABRICAÇÃO DE MÓVEI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32</text:p>
          </table:table-cell>
          <table:table-cell table:style-name="ce16"/>
          <table:table-cell table:style-name="ce25" office:value-type="string">
            <text:p>FABRICAÇÃO DE PRODUTOS DIVERS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32001</text:p>
          </table:table-cell>
          <table:table-cell table:style-name="ce28" office:value-type="string">
            <text:p>FABRICAÇÃO DE ARTIGOS DE JOALHERIA, BIJUTERIA E SEMELHANT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32002</text:p>
          </table:table-cell>
          <table:table-cell table:style-name="ce28" office:value-type="string">
            <text:p>FABRICAÇÃO DE INSTRUMENTOS MUSICAI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32003</text:p>
          </table:table-cell>
          <table:table-cell table:style-name="ce28" office:value-type="string">
            <text:p>FABRICAÇÃO DE ARTEFATOS PARA PESCA E ESPORTE E DE BRINQUEDOS E JOGOS RECREATIV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32009</text:p>
          </table:table-cell>
          <table:table-cell table:style-name="ce28" office:value-type="string">
            <text:p>FABRICAÇÃO DE PRODUTOS DIVERSOS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32999</text:p>
          </table:table-cell>
          <table:table-cell table:style-name="ce29" office:value-type="string">
            <text:p>FABRICAÇÃO DE PRODUTOS INDUSTRIAIS NÃO ESPECIFICADO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33</text:p>
          </table:table-cell>
          <table:table-cell table:style-name="ce16"/>
          <table:table-cell table:style-name="ce25" office:value-type="string">
            <text:p>MANUTENÇÃO, REPARAÇÃO E INSTALAÇÃO DE MÁQUINAS E EQUIPAMENT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33001">
            <text:p>33001</text:p>
          </table:table-cell>
          <table:table-cell table:style-name="ce29" office:value-type="string">
            <text:p>MANUTENÇÃO E REPARAÇÃO DE MÁQUINAS E EQUIPAMENT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33002">
            <text:p>33002</text:p>
          </table:table-cell>
          <table:table-cell table:style-name="ce28" office:value-type="string">
            <text:p>INSTALAÇÃO DE MÁQUINAS E EQUIPAMENTO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D</text:p>
          </table:table-cell>
          <table:table-cell table:style-name="ce3"/>
          <table:table-cell table:style-name="ce17"/>
          <table:table-cell table:style-name="ce26" office:value-type="string">
            <text:p>ELETRICIDADE E GÁ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35</text:p>
          </table:table-cell>
          <table:table-cell table:style-name="ce16"/>
          <table:table-cell table:style-name="ce25" office:value-type="string">
            <text:p>ELETRICIDADE, GÁS E OUTRAS UTILIDAD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35010</text:p>
          </table:table-cell>
          <table:table-cell table:style-name="ce28" office:value-type="string">
            <text:p>GERAÇÃO, TRANSMISSÃO E DISTRIBUIÇÃO DE ENERGIA ELÉTRIC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35021</text:p>
          </table:table-cell>
          <table:table-cell table:style-name="ce28" office:value-type="string">
            <text:p>PRODUÇÃO E DISTRIBUIÇÃO DE COMBUSTÍVEIS GASOSOS POR REDES URBAN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35022</text:p>
          </table:table-cell>
          <table:table-cell table:style-name="ce28" office:value-type="string">
            <text:p>PRODUÇÃO E DISTRIBUIÇÃO DE VAPOR, ÁGUA QUENTE E AR CONDICIONADO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</text:p>
          </table:table-cell>
          <table:table-cell table:style-name="ce3"/>
          <table:table-cell table:style-name="ce17"/>
          <table:table-cell table:style-name="ce26" office:value-type="string">
            <text:p>ÁGUA, ESGOTO, ATIVIDADES DE GESTÃO DE RESÍDUOS E DESCONTAMINA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36">
            <text:p>36</text:p>
          </table:table-cell>
          <table:table-cell table:style-name="ce14"/>
          <table:table-cell table:style-name="ce25" office:value-type="string">
            <text:p>CAPTAÇÃO, TRATAMENTO E DISTRIBUIÇÃO DE ÁGU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36000">
            <text:p>36000</text:p>
          </table:table-cell>
          <table:table-cell table:style-name="ce28" office:value-type="string">
            <text:p>CAPTAÇÃO, TRATAMENTO E DISTRIBUIÇÃO DE ÁGU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37">
            <text:p>37</text:p>
          </table:table-cell>
          <table:table-cell table:style-name="ce14"/>
          <table:table-cell table:style-name="ce25" office:value-type="string">
            <text:p>ESGOTO E ATIVIDADES RELACIONAD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37000">
            <text:p>37000</text:p>
          </table:table-cell>
          <table:table-cell table:style-name="ce28" office:value-type="string">
            <text:p>ESGOTO E ATIVIDADES RELACIONADA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float" office:value="38">
            <text:p>38</text:p>
          </table:table-cell>
          <table:table-cell table:style-name="ce14"/>
          <table:table-cell table:style-name="ce25" office:value-type="string">
            <text:p>COLETA, TRATAMENTO E DISPOSIÇÃO DE RESÍDUOS; RECUPERAÇÃO DE MATERIAI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38000">
            <text:p>38000</text:p>
          </table:table-cell>
          <table:table-cell table:style-name="ce28" office:value-type="string">
            <text:p>COLETA, TRATAMENTO E DISPOSIÇÃO DE RESÍDUOS; RECUPERAÇÃO DE MATERIAI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39">
            <text:p>39</text:p>
          </table:table-cell>
          <table:table-cell table:style-name="ce14"/>
          <table:table-cell table:style-name="ce25" office:value-type="string">
            <text:p>DESCONTAMINAÇÃO E OUTROS SERVIÇOS DE GESTÃO DE RESÍDU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39000">
            <text:p>39000</text:p>
          </table:table-cell>
          <table:table-cell table:style-name="ce28" office:value-type="string">
            <text:p>DESCONTAMINAÇÃO E OUTROS SERVIÇOS DE GESTÃO DE RESÍDUO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F</text:p>
          </table:table-cell>
          <table:table-cell table:style-name="ce3"/>
          <table:table-cell table:style-name="ce17"/>
          <table:table-cell table:style-name="ce26" office:value-type="string">
            <text:p>CONSTRU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41">
            <text:p>41</text:p>
          </table:table-cell>
          <table:table-cell table:style-name="ce14"/>
          <table:table-cell table:style-name="ce25" office:value-type="string">
            <text:p>CONSTRUÇÃO E INCORPORAÇÃO DE EDIFÍCI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41000">
            <text:p>41000</text:p>
          </table:table-cell>
          <table:table-cell table:style-name="ce28" office:value-type="string">
            <text:p>CONSTRUÇÃO DE EDIFÍCI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42">
            <text:p>42</text:p>
          </table:table-cell>
          <table:table-cell table:style-name="ce14"/>
          <table:table-cell table:style-name="ce25" office:value-type="string">
            <text:p>OBRAS DE INFRAESTRUTUR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42000">
            <text:p>42000</text:p>
          </table:table-cell>
          <table:table-cell table:style-name="ce28" office:value-type="string">
            <text:p>CONSTRUÇÃO DE OBRAS DE INFRAESTRUTUR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43">
            <text:p>43</text:p>
          </table:table-cell>
          <table:table-cell table:style-name="ce14"/>
          <table:table-cell table:style-name="ce25" office:value-type="string">
            <text:p>SERVIÇOS ESPECIALIZADOS PARA CONSTRUÇÃ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43000">
            <text:p>43000</text:p>
          </table:table-cell>
          <table:table-cell table:style-name="ce28" office:value-type="string">
            <text:p>SERVIÇOS ESPECIALIZADOS PARA CONSTRUÇÃO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43999</text:p>
          </table:table-cell>
          <table:table-cell table:style-name="ce29" office:value-type="string">
            <text:p>ATIVIDADES DE CONSTRUÇÃO NÃO ESPECIFICADAS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</text:p>
          </table:table-cell>
          <table:table-cell table:style-name="ce3"/>
          <table:table-cell table:style-name="ce17"/>
          <table:table-cell table:style-name="ce26" office:value-type="string">
            <text:p>COMÉRCIO;REPARAÇÃO DE VEÍCULOS AUTOMOTORES E MOTOCICLETA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float" office:value="45">
            <text:p>45</text:p>
          </table:table-cell>
          <table:table-cell table:style-name="ce14"/>
          <table:table-cell table:style-name="ce25" office:value-type="string">
            <text:p>COMÉRCIO E REPARAÇÃO DE VEÍCULOS AUTOMOTORES E MOTOCICLET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5010</text:p>
          </table:table-cell>
          <table:table-cell table:style-name="ce28" office:value-type="string">
            <text:p>COMÉRCIO DE VEÍCULOS AUTOMOTOR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5020</text:p>
          </table:table-cell>
          <table:table-cell table:style-name="ce28" office:value-type="string">
            <text:p>MANUTENÇÃO E REPARAÇÃO DE VEÍCULOS AUTOMOTOR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5030</text:p>
          </table:table-cell>
          <table:table-cell table:style-name="ce28" office:value-type="string">
            <text:p>COMÉRCIO DE PEÇAS E ACESSÓRIOS PARA VEÍCULOS AUTOMOTORE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5040</text:p>
          </table:table-cell>
          <table:table-cell table:style-name="ce28" office:value-type="string">
            <text:p>COMÉRCIO, MANUTENÇÃO E REPARAÇÃO DE MOTOCICLETAS, PEÇAS E ACESSÓRI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48</text:p>
          </table:table-cell>
          <table:table-cell table:style-name="ce14"/>
          <table:table-cell table:style-name="ce27" office:value-type="string">
            <text:p>COMÉRCIO, EXCETO DE VEICULOS AUTOMOTORES E MOTOCICLET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10</text:p>
          </table:table-cell>
          <table:table-cell table:style-name="ce28" office:value-type="string">
            <text:p>REPRESENTANTES COMERCIAIS E AGENTES DO COMÉRCIO, EXCETO DE VEÍCULOS AUTOMOTORES E MOTOCICLET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8020</text:p>
          </table:table-cell>
          <table:table-cell table:style-name="ce28" office:value-type="string">
            <text:p>COMÉRCIO DE MATÉRIAS-PRIMAS AGRÍCOLAS E ANIMAIS VIV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8030</text:p>
          </table:table-cell>
          <table:table-cell table:style-name="ce28" office:value-type="string">
            <text:p>COMÉRCIO DE PRODUTOS ALIMENTÍCIOS, BEBIDAS E FUM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8041</text:p>
          </table:table-cell>
          <table:table-cell table:style-name="ce28" office:value-type="string">
            <text:p>COMÉRCIO DE TECIDOS, ARTEFATOS DE TECIDOS E ARMARINH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42</text:p>
          </table:table-cell>
          <table:table-cell table:style-name="ce28" office:value-type="string">
            <text:p>COMÉRCIO DE ARTIGOS DO VESTUÁRIO, COMPLEMENTOS, CALÇADOS E ARTIGOS DE VIAGEM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50</text:p>
          </table:table-cell>
          <table:table-cell table:style-name="ce28" office:value-type="string">
            <text:p>COMÉRCIO DE MADEIRA, MATERIAL DE CONSTRUÇÃO, FERRAGENS E FERRAMENT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8060</text:p>
          </table:table-cell>
          <table:table-cell table:style-name="ce28" office:value-type="string">
            <text:p>COMÉRCIO DE COMBUSTÍVEIS PARA VEÍCULOS AUTOMOTORE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71</text:p>
          </table:table-cell>
          <table:table-cell table:style-name="ce28" office:value-type="string">
            <text:p>COMÉRCIO DE PRODUTOS FARMACÊUTICOS, MÉDICOS, ORTOPÉDICOS, ODONTOLÓGICOS E DE COSMÉTICOS E PERFUMARI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72</text:p>
          </table:table-cell>
          <table:table-cell table:style-name="ce28" office:value-type="string">
            <text:p>COMÉRCIO DE ARTIGOS DE ESCRITÓRIO E DE PAPELARIA; LIVROS, JORNAIS E OUTRAS PUBLICAÇÕE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73</text:p>
          </table:table-cell>
          <table:table-cell table:style-name="ce28" office:value-type="string">
            <text:p>COMÉRCIO DE ELETRODOMÉSTICOS, MÓVEIS E OUTROS ARTIGOS DE RESIDÊNCI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74</text:p>
          </table:table-cell>
          <table:table-cell table:style-name="ce28" office:value-type="string">
            <text:p>COMÉRCIO DE EQUIPAMENTOS E PRODUTOS DE TECNOLOGIAS DE INFORMAÇÃO E COMUNICAÇÃ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75</text:p>
          </table:table-cell>
          <table:table-cell table:style-name="ce28" office:value-type="string">
            <text:p>COMÉRCIO DE MÁQUINAS, APARELHOS E EQUIPAMENTOS, EXCETO ELETRODOMÉSTICOS 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76</text:p>
          </table:table-cell>
          <table:table-cell table:style-name="ce28" office:value-type="string">
            <text:p>COMÉRCIO DE COMBUSTÍVEIS SÓLIDOS, LÍQUIDOS E GASOSOS, EXCETO PARA VEÍCULOS AUTOMOTOR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8077</text:p>
          </table:table-cell>
          <table:table-cell table:style-name="ce28" office:value-type="string">
            <text:p>COMÉRCIO DE PRODUTOS USAD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8078</text:p>
          </table:table-cell>
          <table:table-cell table:style-name="ce28" office:value-type="string">
            <text:p>COMERCIO DE RESÍDUOS E SUCATAS</text:p>
          </table:table-cell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4" office:value-type="string">
            <text:p>48079</text:p>
          </table:table-cell>
          <table:table-cell table:style-name="ce28" office:value-type="string">
            <text:p>COMÉRCIO DE PRODUTOS NOVOS NÃO ESPECIFICADOS ANTERIORMENTE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8080</text:p>
          </table:table-cell>
          <table:table-cell table:style-name="ce28" office:value-type="string">
            <text:p>SUPERMERCADO E HIPERMERCAD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48090</text:p>
          </table:table-cell>
          <table:table-cell table:style-name="ce28" office:value-type="string">
            <text:p>LOJAS DE DEPARTAMENTO E OUTROS COMÉRCIOS NÃO ESPECIALIZADOS, SEM PREDOMINÂNCIA DE PRODUTOS ALIMENTÍCI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8100</text:p>
          </table:table-cell>
          <table:table-cell table:style-name="ce28" office:value-type="string">
            <text:p>COMÉRCIO AMBULANTE E FEIRAS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48999</text:p>
          </table:table-cell>
          <table:table-cell table:style-name="ce29" office:value-type="string">
            <text:p>ATIVIDADES DE COMÉRCIO NÃO ESPECIFICADA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H</text:p>
          </table:table-cell>
          <table:table-cell table:style-name="ce3"/>
          <table:table-cell table:style-name="ce17"/>
          <table:table-cell table:style-name="ce26" office:value-type="string">
            <text:p>TRANSPORTE, ARMAZENAGEM E CORREI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49</text:p>
          </table:table-cell>
          <table:table-cell table:style-name="ce14"/>
          <table:table-cell table:style-name="ce25" office:value-type="string">
            <text:p>TRANSPORTE TERRESTRE 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9010</text:p>
          </table:table-cell>
          <table:table-cell table:style-name="ce28" office:value-type="string">
            <text:p>TRANSPORTE FERROVIÁRIO E METROFERROVIÁRI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9030</text:p>
          </table:table-cell>
          <table:table-cell table:style-name="ce28" office:value-type="string">
            <text:p>TRANSPORTE RODOVIÁRIO DE PASSAGEIR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49040</text:p>
          </table:table-cell>
          <table:table-cell table:style-name="ce28" office:value-type="string">
            <text:p>TRANSPORTE RODOVIÁRIO DE CARGA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 table:style-name="ce19" office:value-type="string">
            <text:p>49090</text:p>
          </table:table-cell>
          <table:table-cell table:style-name="ce30" office:value-type="string">
            <text:p>OUTROS TRANSPORTES TERRESTRES</text:p>
          </table:table-cell>
          <table:table-cell table:number-columns-repeated="1020"/>
        </table:table-row>
        <table:table-row table:style-name="ro2">
          <table:table-cell table:style-name="ce9" table:number-columns-repeated="2"/>
          <table:table-cell table:style-name="ce20" office:value-type="float" office:value="49999">
            <text:p>49999</text:p>
          </table:table-cell>
          <table:table-cell table:style-name="ce30" office:value-type="string">
            <text:p>ATIVIDADES DE TRANSPORTE NÃO ESPECIFICAD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50</text:p>
          </table:table-cell>
          <table:table-cell table:style-name="ce14"/>
          <table:table-cell table:style-name="ce25" office:value-type="string">
            <text:p>TRANSPORTE AQUAVIÁRI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50000</text:p>
          </table:table-cell>
          <table:table-cell table:style-name="ce28" office:value-type="string">
            <text:p>TRANSPORTE AQUAVIÁRI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51</text:p>
          </table:table-cell>
          <table:table-cell table:style-name="ce14"/>
          <table:table-cell table:style-name="ce25" office:value-type="string">
            <text:p>TRANSPORTE AÉRE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51000">
            <text:p>51000</text:p>
          </table:table-cell>
          <table:table-cell table:style-name="ce28" office:value-type="string">
            <text:p>TRANSPORTE AÉRE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52</text:p>
          </table:table-cell>
          <table:table-cell table:style-name="ce14"/>
          <table:table-cell table:style-name="ce25" office:value-type="string">
            <text:p>ARMAZENAMENTO E ATIVIDADES AUXILIARES DOS TRANSPORT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52010</text:p>
          </table:table-cell>
          <table:table-cell table:style-name="ce28" office:value-type="string">
            <text:p>ARMAZENAMENTO, CARGA E DESCARG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52020</text:p>
          </table:table-cell>
          <table:table-cell table:style-name="ce28" office:value-type="string">
            <text:p>ATIVIDADES AUXILIARES DOS TRANSPORTES E ATIVIDADES RELACIONADAS À ORGANIZAÇÃO DO TRANSPORTE DE CARGA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53</text:p>
          </table:table-cell>
          <table:table-cell table:style-name="ce14"/>
          <table:table-cell table:style-name="ce25" office:value-type="string">
            <text:p>CORREIO E OUTRAS ATIVIDADES DE ENTREG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53001</text:p>
          </table:table-cell>
          <table:table-cell table:style-name="ce28" office:value-type="string">
            <text:p>ATIVIDADES DE CORREI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53002</text:p>
          </table:table-cell>
          <table:table-cell table:style-name="ce28" office:value-type="string">
            <text:p>ATIVIDADES DE MALOTE E DE ENTRE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I</text:p>
          </table:table-cell>
          <table:table-cell table:style-name="ce3"/>
          <table:table-cell table:style-name="ce17"/>
          <table:table-cell table:style-name="ce26" office:value-type="string">
            <text:p>ALOJAMENTO E ALIMENTA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55</text:p>
          </table:table-cell>
          <table:table-cell table:style-name="ce14"/>
          <table:table-cell table:style-name="ce25" office:value-type="string">
            <text:p>ALOJAMENT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55000</text:p>
          </table:table-cell>
          <table:table-cell table:style-name="ce28" office:value-type="string">
            <text:p>ALOJAMENT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56</text:p>
          </table:table-cell>
          <table:table-cell table:style-name="ce14"/>
          <table:table-cell table:style-name="ce25" office:value-type="string">
            <text:p>ALIMENTAÇÃ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56011</text:p>
          </table:table-cell>
          <table:table-cell table:style-name="ce31" office:value-type="string">
            <text:p>RESTAURANTES E OUTROS ESTABELECIMENTOS DE SERVIÇOS DE ALIMENTAÇÃO E BEBIDAS</text:p>
          </table:table-cell>
          <table:table-cell table:number-columns-repeated="1020"/>
        </table:table-row>
        <table:table-row table:style-name="ro7">
          <table:table-cell table:style-name="ce5" table:number-columns-repeated="2"/>
          <table:table-cell table:style-name="ce14" office:value-type="string">
            <text:p>56012</text:p>
          </table:table-cell>
          <table:table-cell table:style-name="ce31" office:value-type="string">
            <text:p>SERVIÇOS DE <text:span text:style-name="T1">CATERING</text:span><text:span text:style-name="T2">, BUFÊ E OUTROS SERVIÇOS DE COMIDA </text:span><text:span text:style-name="T2">PREPARADA</text:span>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56020</text:p>
          </table:table-cell>
          <table:table-cell table:style-name="ce31" office:value-type="string">
            <text:p>SERVIÇOS AMBULANTES DE ALIMENTAÇÃO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56999</text:p>
          </table:table-cell>
          <table:table-cell table:style-name="ce32" office:value-type="string">
            <text:p>ATIVIDADES DE ALIMENTAÇÃO NÃO ESPECIFICADA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J</text:p>
          </table:table-cell>
          <table:table-cell table:style-name="ce3"/>
          <table:table-cell table:style-name="ce17"/>
          <table:table-cell table:style-name="ce26" office:value-type="string">
            <text:p>INFORMAÇÃO E COMUNICA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58</text:p>
          </table:table-cell>
          <table:table-cell table:style-name="ce14"/>
          <table:table-cell table:style-name="ce25" office:value-type="string">
            <text:p>EDIÇÃO E EDIÇÃO INTEGRADA À DE IMPRESSÃ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58000</text:p>
          </table:table-cell>
          <table:table-cell table:style-name="ce31" office:value-type="string">
            <text:p>EDIÇÃO E EDIÇÃO INTEGRADA À IMPRESSÃO 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59</text:p>
          </table:table-cell>
          <table:table-cell table:style-name="ce14"/>
          <table:table-cell table:style-name="ce25" office:value-type="string">
            <text:p>ATIVIDADES CINEMATOGRÁFICAS, PRODUÇÃO DE VÍDEOS E DE PROGRAMAS DE TELEVISÃO; GRAVAÇÃO DE SOM E DE MÚSIC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59000</text:p>
          </table:table-cell>
          <table:table-cell table:style-name="ce31" office:value-type="string">
            <text:p>ATIVIDADES CINEMATOGRÁFICAS, PRODUÇÃO DE VÍDEOS E DE PROGRAMAS DE TELEVISÃO, GRAVAÇÃO DE SOM E DE MÚSIC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60</text:p>
          </table:table-cell>
          <table:table-cell table:style-name="ce14"/>
          <table:table-cell table:style-name="ce27" office:value-type="string">
            <text:p>ATIVIDADES DE RÁDIO E DE TELEVISÃ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0001</text:p>
          </table:table-cell>
          <table:table-cell table:style-name="ce31" office:value-type="string">
            <text:p>ATIVIDADES DE RÁDI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0002</text:p>
          </table:table-cell>
          <table:table-cell table:style-name="ce31" office:value-type="string">
            <text:p>ATIVIDADES DE TELEVIS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61</text:p>
          </table:table-cell>
          <table:table-cell table:style-name="ce14"/>
          <table:table-cell table:style-name="ce25" office:value-type="string">
            <text:p>TELECOMUNICAÇÕE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1000</text:p>
          </table:table-cell>
          <table:table-cell table:style-name="ce31" office:value-type="string">
            <text:p>TELECOMUNICAÇÕE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62</text:p>
          </table:table-cell>
          <table:table-cell table:style-name="ce14"/>
          <table:table-cell table:style-name="ce25" office:value-type="string">
            <text:p>ATIVIDADES DOS SERVIÇOS DE TECNOLOGIA DA INFORMAÇÃ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2000</text:p>
          </table:table-cell>
          <table:table-cell table:style-name="ce31" office:value-type="string">
            <text:p>ATIVIDADES DOS SERVIÇOS DE TECNOLOGIA DA INFORMA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63</text:p>
          </table:table-cell>
          <table:table-cell table:style-name="ce14"/>
          <table:table-cell table:style-name="ce25" office:value-type="string">
            <text:p>ATIVIDADES DE PRESTAÇÃO DE SERVIÇOS DE INFORMAÇÃ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3000</text:p>
          </table:table-cell>
          <table:table-cell table:style-name="ce31" office:value-type="string">
            <text:p>ATIVIDADES DE PRESTAÇÃO DE SERVIÇOS DE INFORMAÇÃO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K</text:p>
          </table:table-cell>
          <table:table-cell table:style-name="ce3"/>
          <table:table-cell table:style-name="ce17"/>
          <table:table-cell table:style-name="ce26" office:value-type="string">
            <text:p>ATIVIDADES FINANCEIRAS, DE SEGUROS E SERVIÇOS RELACIONAD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64</text:p>
          </table:table-cell>
          <table:table-cell table:style-name="ce14"/>
          <table:table-cell table:style-name="ce25" office:value-type="string">
            <text:p>ATIVIDADES DE SERVIÇOS FINANCEIR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4000</text:p>
          </table:table-cell>
          <table:table-cell table:style-name="ce31" office:value-type="string">
            <text:p>SERVIÇOS FINANCEIRO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65</text:p>
          </table:table-cell>
          <table:table-cell table:style-name="ce14"/>
          <table:table-cell table:style-name="ce25" office:value-type="string">
            <text:p>SEGUROS, RESSEGUROS, PREVIDÊNCIA COMPLEMENTAR E PLANOS DE SAÚDE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5000</text:p>
          </table:table-cell>
          <table:table-cell table:style-name="ce24" office:value-type="string">
            <text:p>SEGUROS E PREVIDÊNCIA PRIVADA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66</text:p>
          </table:table-cell>
          <table:table-cell table:style-name="ce14"/>
          <table:table-cell table:style-name="ce25" office:value-type="string">
            <text:p>ATIVIDADES AUXILIARES DOS SERVIÇOS FINANCEIROS, SEGUROS, PREVIDÊNCIA COMPLEMENTAR E PLANOS DE SAÚDE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6001</text:p>
          </table:table-cell>
          <table:table-cell table:style-name="ce31" office:value-type="string">
            <text:p>ATIVIDADES AUXILIARES DOS SERVIÇOS FINANCEIR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66002</text:p>
          </table:table-cell>
          <table:table-cell table:style-name="ce31" office:value-type="string">
            <text:p>ATIVIDADES AUXILIARES DOS SEGUROS, DA PREVIDÊNCIA COMPLEMENTAR E DOS PLANOS DE SAÚD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L</text:p>
          </table:table-cell>
          <table:table-cell table:style-name="ce3"/>
          <table:table-cell table:style-name="ce17"/>
          <table:table-cell table:style-name="ce26" office:value-type="string">
            <text:p>ATIVIDADES IMOBILIÁRI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68</text:p>
          </table:table-cell>
          <table:table-cell table:style-name="ce14"/>
          <table:table-cell table:style-name="ce25" office:value-type="string">
            <text:p>ATIVIDADES IMOBILIÁRI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8000</text:p>
          </table:table-cell>
          <table:table-cell table:style-name="ce31" office:value-type="string">
            <text:p>ATIVIDADES IMOBILIÁRIA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M</text:p>
          </table:table-cell>
          <table:table-cell table:style-name="ce3"/>
          <table:table-cell table:style-name="ce17"/>
          <table:table-cell table:style-name="ce26" office:value-type="string">
            <text:p>ATIVIDADES PROFISSIONAIS, CIENTÍFICAS E TÉCNIC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69</text:p>
          </table:table-cell>
          <table:table-cell table:style-name="ce14"/>
          <table:table-cell table:style-name="ce25" office:value-type="string">
            <text:p>ATIVIDADES JURÍDICAS, DE CONTABILIDADE E DE AUDITORI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69000</text:p>
          </table:table-cell>
          <table:table-cell table:style-name="ce31" office:value-type="string">
            <text:p>ATIVIDADES JURÍDICAS, DE CONTABILIDADE E DE AUDITORIA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70</text:p>
          </table:table-cell>
          <table:table-cell table:style-name="ce16"/>
          <table:table-cell table:style-name="ce25" office:value-type="string">
            <text:p>ATIVIDADES DE CONSULTORIA EM GESTÃO EMPRESARIA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70000</text:p>
          </table:table-cell>
          <table:table-cell table:style-name="ce31" office:value-type="string">
            <text:p>ATIVIDADES DE CONSULTORIA EM GESTÃO EMPRESARIAL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71</text:p>
          </table:table-cell>
          <table:table-cell table:style-name="ce14"/>
          <table:table-cell table:style-name="ce25" office:value-type="string">
            <text:p>SERVIÇOS DE ARQUITETURA E ENGENHARIA; TESTES E ANÁLISES TÉCNIC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71000</text:p>
          </table:table-cell>
          <table:table-cell table:style-name="ce31" office:value-type="string">
            <text:p>SERVIÇOS DE ARQUITETURA E ENGENHARIA E ATIVIDADES TÉCNICAS RELACIONADAS; TESTES E ANÁLISES TÉCNIC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72</text:p>
          </table:table-cell>
          <table:table-cell table:style-name="ce14"/>
          <table:table-cell table:style-name="ce25" office:value-type="string">
            <text:p>PESQUISA E DESENVOLVIMENTO CIENTÍFIC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72000</text:p>
          </table:table-cell>
          <table:table-cell table:style-name="ce31" office:value-type="string">
            <text:p>PESQUISA E DESENVOLVIMENTO CIENTÍFIC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73</text:p>
          </table:table-cell>
          <table:table-cell table:style-name="ce14"/>
          <table:table-cell table:style-name="ce25" office:value-type="string">
            <text:p>PUBLICIDADE E PESQUISAS DE MERCADO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 table:style-name="ce14" office:value-type="string">
            <text:p>73010</text:p>
          </table:table-cell>
          <table:table-cell table:style-name="ce31" office:value-type="string">
            <text:p>PUBLICIDADE</text:p>
          </table:table-cell>
          <table:table-cell table:number-columns-repeated="1020"/>
        </table:table-row>
        <table:table-row table:style-name="ro2">
          <table:table-cell table:style-name="ce10" table:number-columns-repeated="2"/>
          <table:table-cell table:style-name="ce14" office:value-type="float" office:value="73020">
            <text:p>73020</text:p>
          </table:table-cell>
          <table:table-cell table:style-name="ce31" office:value-type="string">
            <text:p>PESQUISAS DE MERCADO E OPINIÃO PÚBLIC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74</text:p>
          </table:table-cell>
          <table:table-cell table:style-name="ce14"/>
          <table:table-cell table:style-name="ce25" office:value-type="string">
            <text:p>OUTRAS ATIVIDADES PROFISSIONAIS, CIENTÍFICAS E TÉCNIC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74000</text:p>
          </table:table-cell>
          <table:table-cell table:style-name="ce31" office:value-type="string">
            <text:p>OUTRAS ATIVIDADES PROFISSIONAIS, CIENTÍFICAS E TÉCNICAS NÃO ESPECIFICADAS ANTERIORMENTE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75</text:p>
          </table:table-cell>
          <table:table-cell table:style-name="ce14"/>
          <table:table-cell table:style-name="ce25" office:value-type="string">
            <text:p>ATIVIDADES VETERINÁRI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75000</text:p>
          </table:table-cell>
          <table:table-cell table:style-name="ce31" office:value-type="string">
            <text:p>ATIVIDADES VETERINÁRIA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N</text:p>
          </table:table-cell>
          <table:table-cell table:style-name="ce3"/>
          <table:table-cell table:style-name="ce17"/>
          <table:table-cell table:style-name="ce26" office:value-type="string">
            <text:p>ATIVIDADES ADMINISTRATIVAS E SERVIÇOS COMPLEMENTARE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77</text:p>
          </table:table-cell>
          <table:table-cell table:style-name="ce14"/>
          <table:table-cell table:style-name="ce25" office:value-type="string">
            <text:p>ALUGUÉIS NÃO IMOBILIÁRIOS E GESTÃO DE ATIVOS INTANGÍVEIS NÃO FINANCEIR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77010</text:p>
          </table:table-cell>
          <table:table-cell table:style-name="ce31" office:value-type="string">
            <text:p>ALUGUEL DE OBJETOS PESSOAIS E DOMÉSTIC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77020</text:p>
          </table:table-cell>
          <table:table-cell table:style-name="ce31" office:value-type="string">
            <text:p>ALUGUEL DE MEIOS DE TRANSPORTES, MAQUINAS E EQUIPAMENTOS SEM OPERADOR E GESTÃO DE ATIVOS INTANGÍVEIS NÃO FINANCEIR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78</text:p>
          </table:table-cell>
          <table:table-cell table:style-name="ce14"/>
          <table:table-cell table:style-name="ce25" office:value-type="string">
            <text:p>SELEÇÃO, AGENCIAMENTO E LOCAÇÃO DE MÃO-DE-OBR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78000</text:p>
          </table:table-cell>
          <table:table-cell table:style-name="ce31" office:value-type="string">
            <text:p>SELEÇÃO, AGENCIAMENTO E LOCAÇÃO DE MÃO-DE-OBRA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79</text:p>
          </table:table-cell>
          <table:table-cell table:style-name="ce14"/>
          <table:table-cell table:style-name="ce25" office:value-type="string">
            <text:p>AGÊNCIAS DE VIAGENS, OPERADORES TURÍSTICOS E SERVIÇOS DE RESERV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79000</text:p>
          </table:table-cell>
          <table:table-cell table:style-name="ce31" office:value-type="string">
            <text:p>AGÊNCIAS DE VIAGENS, OPERADORES TURÍSTICOS E SERVIÇOS DE RESERV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80</text:p>
          </table:table-cell>
          <table:table-cell table:style-name="ce14"/>
          <table:table-cell table:style-name="ce25" office:value-type="string">
            <text:p>ATIVIDADES DE VIGILÂNCIA, SEGURANÇA E INVESTIGAÇÃ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0000</text:p>
          </table:table-cell>
          <table:table-cell table:style-name="ce31" office:value-type="string">
            <text:p>ATIVIDADES DE VIGILÂNCIA, SEGURANÇA, TRANSPORTE DE VALORES E INVESTIGA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81</text:p>
          </table:table-cell>
          <table:table-cell table:style-name="ce14"/>
          <table:table-cell table:style-name="ce25" office:value-type="string">
            <text:p>SERVIÇOS PARA EDIFICIOS E ATIVIDADES PAISAGISTIC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1011</text:p>
          </table:table-cell>
          <table:table-cell table:style-name="ce31" office:value-type="string">
            <text:p>SERVIÇOS DE LIMPEZA E DE APOIO A EDIFÍCIOS, EXCETO CONDOMÍNIOS PREDI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1012</text:p>
          </table:table-cell>
          <table:table-cell table:style-name="ce31" office:value-type="string">
            <text:p>CONDOMÍNIOS PREDI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1020</text:p>
          </table:table-cell>
          <table:table-cell table:style-name="ce31" office:value-type="string">
            <text:p>ATIVIDADES PAISAGÍSTICA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82</text:p>
          </table:table-cell>
          <table:table-cell table:style-name="ce14"/>
          <table:table-cell table:style-name="ce25" office:value-type="string">
            <text:p>SERVIÇOS DE ESCRITÓRIO, DE APOIO ADMINISTRATIVO E OUTROS SERVIÇOS PRESTADOS A EMPRES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82001">
            <text:p>82001</text:p>
          </table:table-cell>
          <table:table-cell table:style-name="ce31" office:value-type="string">
            <text:p>SERVIÇOS DE ESCRITÓRIO E APOIO ADMINISTRATIV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82002">
            <text:p>82002</text:p>
          </table:table-cell>
          <table:table-cell table:style-name="ce31" office:value-type="string">
            <text:p>ATIVIDADES DE TELEATENDIMENTO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82003">
            <text:p>82003</text:p>
          </table:table-cell>
          <table:table-cell table:style-name="ce31" office:value-type="string">
            <text:p>ATIVIDADES DE ORGANIZAÇÃO DE EVENTOS, EXCETO CULTURAIS E ESPORTIV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2009</text:p>
          </table:table-cell>
          <table:table-cell table:style-name="ce31" office:value-type="string">
            <text:p>OUTRAS ATIVIDADES DE SERVIÇOS PRESTADOS PRINCIPALMENTE ÀS EMPRESA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O</text:p>
          </table:table-cell>
          <table:table-cell table:style-name="ce3"/>
          <table:table-cell table:style-name="ce17"/>
          <table:table-cell table:style-name="ce26" office:value-type="string">
            <text:p>ADMINISTRAÇÃO PÚBLICA, DEFESA E SEGURIDADE SOCIAL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84</text:p>
          </table:table-cell>
          <table:table-cell table:style-name="ce14"/>
          <table:table-cell table:style-name="ce25" office:value-type="string">
            <text:p>ADMINISTRAÇÃO PÚBLICA, DEFESA E SEGURIDADE SOCIAL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4011</text:p>
          </table:table-cell>
          <table:table-cell table:style-name="ce28" office:value-type="string">
            <text:p>ADMINISTRAÇÃO PUBLICA E REGULAÇÃO DA POLÍTICA ECONÔMICA E SOCIAL - FEDERAL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4012</text:p>
          </table:table-cell>
          <table:table-cell table:style-name="ce28" office:value-type="string">
            <text:p>ADMINISTRAÇÃO PUBLICA E REGULAÇÃO DA POLÍTICA ECONÔMICA E SOCIAL - ESTADUAL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4013</text:p>
          </table:table-cell>
          <table:table-cell table:style-name="ce28" office:value-type="string">
            <text:p>ADMINISTRAÇÃO PUBLICA E REGULAÇÃO DA POLÍTICA ECONÔMICA E SOCIAL - MUNICIPA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4014</text:p>
          </table:table-cell>
          <table:table-cell table:style-name="ce28" office:value-type="string">
            <text:p>DEFES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4015</text:p>
          </table:table-cell>
          <table:table-cell table:style-name="ce28" office:value-type="string">
            <text:p>OUTROS SERVIÇOS COLETIVOS PRESTADOS PELA ADMINISTRAÇÃO PÚBLICA - FEDERAL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4016</text:p>
          </table:table-cell>
          <table:table-cell table:style-name="ce28" office:value-type="string">
            <text:p>OUTROS SERVIÇOS COLETIVOS PRESTADOS PELA ADMINISTRAÇÃO PÚBLICA - ESTADUAL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4017</text:p>
          </table:table-cell>
          <table:table-cell table:style-name="ce28" office:value-type="string">
            <text:p>OUTROS SERVIÇOS COLETIVOS PRESTADOS PELA ADMINISTRAÇÃO PÚBLICA - MUNICIPA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4020</text:p>
          </table:table-cell>
          <table:table-cell table:style-name="ce28" office:value-type="string">
            <text:p>SEGURIDADE SOCIAL OBRIGATÓRIA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84999</text:p>
          </table:table-cell>
          <table:table-cell table:style-name="ce29" office:value-type="string">
            <text:p>ADMINISTRAÇÃO PÚBLICA - ESFERA NÃO ESPECIFICAD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</text:p>
          </table:table-cell>
          <table:table-cell table:style-name="ce3"/>
          <table:table-cell table:style-name="ce17"/>
          <table:table-cell table:style-name="ce26" office:value-type="string">
            <text:p>EDUCA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85</text:p>
          </table:table-cell>
          <table:table-cell table:style-name="ce14"/>
          <table:table-cell table:style-name="ce25" office:value-type="string">
            <text:p>EDUCAÇÃ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5011</text:p>
          </table:table-cell>
          <table:table-cell table:style-name="ce28" office:value-type="string">
            <text:p>CRECHE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5012</text:p>
          </table:table-cell>
          <table:table-cell table:style-name="ce28" office:value-type="string">
            <text:p>PRÉ-ESCOLA E ENSINO FUNDAMENTA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5013</text:p>
          </table:table-cell>
          <table:table-cell table:style-name="ce28" office:value-type="string">
            <text:p>ENSINO MÉDIO</text:p>
          </table:table-cell>
          <table:table-cell table:number-columns-repeated="1020"/>
        </table:table-row>
        <table:table-row table:style-name="ro2">
          <table:table-cell table:style-name="ce6" table:number-columns-repeated="2"/>
          <table:table-cell table:style-name="ce15" office:value-type="string">
            <text:p>85014</text:p>
          </table:table-cell>
          <table:table-cell table:style-name="ce29" office:value-type="string">
            <text:p>EDUCAÇÃO SUPERIOR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5021</text:p>
          </table:table-cell>
          <table:table-cell table:style-name="ce28" office:value-type="string">
            <text:p>SERVIÇOS AUXILIARES À EDUCAÇÃ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85029</text:p>
          </table:table-cell>
          <table:table-cell table:style-name="ce28" office:value-type="string">
            <text:p>OUTRAS ATIVIDADES DE ENSINO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85999</text:p>
          </table:table-cell>
          <table:table-cell table:style-name="ce29" office:value-type="string">
            <text:p>ATIVIDADES DE EDUCAÇÃO NÃO ESPECIFICADA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Q</text:p>
          </table:table-cell>
          <table:table-cell table:style-name="ce3"/>
          <table:table-cell table:style-name="ce17"/>
          <table:table-cell table:style-name="ce26" office:value-type="string">
            <text:p>SAÚDE HUMANA E SERVIÇOS SOCIAI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86</text:p>
          </table:table-cell>
          <table:table-cell table:style-name="ce14"/>
          <table:table-cell table:style-name="ce25" office:value-type="string">
            <text:p>ATIVIDADES DE ATENÇÃO À SAÚDE HUMAN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86001">
            <text:p>86001</text:p>
          </table:table-cell>
          <table:table-cell table:style-name="ce28" office:value-type="string">
            <text:p>ATIVIDADES DE ATENDIMENTO HOSPITALAR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86002">
            <text:p>86002</text:p>
          </table:table-cell>
          <table:table-cell table:style-name="ce28" office:value-type="string">
            <text:p>ATIVIDADES DE ATENÇÃO AMBULATORIAL EXECUTADAS POR MÉDICOS E ODONTÓLOG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86003">
            <text:p>86003</text:p>
          </table:table-cell>
          <table:table-cell table:style-name="ce28" office:value-type="string">
            <text:p>ATIVIDADES DE SERVIÇOS DE COMPLEMENTAÇÃO DIAGNÓSTICA E TERAPÊUTICA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6004</text:p>
          </table:table-cell>
          <table:table-cell table:style-name="ce28" office:value-type="string">
            <text:p>ATIVIDADES DE PROFISSIONAIS DA ÁREA DE SAÚDE, EXCETO MÉDICOS E ODONTÓLOG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86009</text:p>
          </table:table-cell>
          <table:table-cell table:style-name="ce28" office:value-type="string">
            <text:p>ATIVIDADES DE ATENÇÃO À SAÚDE HUMANA NÃO ESPECIFICADAS ANTERIORMENTE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5" office:value-type="string">
            <text:p>86999</text:p>
          </table:table-cell>
          <table:table-cell table:style-name="ce29" office:value-type="string">
            <text:p>ATIVIDADES DE SAÚDE NÃO ESPECIFICADAS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4" office:value-type="string">
            <text:p>87</text:p>
          </table:table-cell>
          <table:table-cell table:style-name="ce14"/>
          <table:table-cell table:style-name="ce25" office:value-type="string">
            <text:p>ATIVIDADES DE ATENÇÃO À SAÚDE HUMANA INTEGRADAS COM ASSISTÊNCIA SOCIAL, INCLUSIVE PRESTADAS EM RESIDÊNCIAS COLETIVAS E PARTICULARE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87000">
            <text:p>87000</text:p>
          </table:table-cell>
          <table:table-cell table:style-name="ce28" office:value-type="string">
            <text:p>ATIVIDADES DE ASSISTÊNCIA À SAÚDE HUMANA INTEGRADAS COM ASSISTÊNCIA SOCIAL, INCLUSIVE PRESTADAS EM RESIDENCI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88</text:p>
          </table:table-cell>
          <table:table-cell table:style-name="ce14"/>
          <table:table-cell table:style-name="ce25" office:value-type="string">
            <text:p>SERVIÇOS DE ASSISTÊNCIA SOCIAL SEM ALOJAMENT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88000">
            <text:p>88000</text:p>
          </table:table-cell>
          <table:table-cell table:style-name="ce28" office:value-type="string">
            <text:p>SERVIÇOS DE ASSISTÊNCIA SOCIAL SEM ALOJAMENTO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R</text:p>
          </table:table-cell>
          <table:table-cell table:style-name="ce3"/>
          <table:table-cell table:style-name="ce17"/>
          <table:table-cell table:style-name="ce33" office:value-type="string">
            <text:p>ARTES, CULTURA, ESPORTE E RECREAÇÃO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90</text:p>
          </table:table-cell>
          <table:table-cell table:style-name="ce14"/>
          <table:table-cell table:style-name="ce25" office:value-type="string">
            <text:p>ATIVIDADES ARTÍSTICAS, CRIATIVAS E DE ESPETÁCUL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90000">
            <text:p>90000</text:p>
          </table:table-cell>
          <table:table-cell table:style-name="ce28" office:value-type="string">
            <text:p>ATIVIDADES ARTÍSTICAS, CRIATIVAS E DE ESPETÁCUL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91</text:p>
          </table:table-cell>
          <table:table-cell table:style-name="ce14"/>
          <table:table-cell table:style-name="ce25" office:value-type="string">
            <text:p>ATIVIDADES LIGADAS AO PATRIMÔNIO CULTURAL E AMBIENTAL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91000">
            <text:p>91000</text:p>
          </table:table-cell>
          <table:table-cell table:style-name="ce31" office:value-type="string">
            <text:p>ATIVIDADES LIGADAS AO PATRIMÔNIO CULTURAL E AMBIENTAL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92</text:p>
          </table:table-cell>
          <table:table-cell table:style-name="ce14"/>
          <table:table-cell table:style-name="ce25" office:value-type="string">
            <text:p>ATIVIDADES DE EXPLORAÇÃO DE JOGOS DE AZAR E APOST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92000">
            <text:p>92000</text:p>
          </table:table-cell>
          <table:table-cell table:style-name="ce31" office:value-type="string">
            <text:p>ATIVIDADES DE EXPLORAÇÃO DE JOGOS DE AZAR E APOST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93</text:p>
          </table:table-cell>
          <table:table-cell table:style-name="ce14"/>
          <table:table-cell table:style-name="ce25" office:value-type="string">
            <text:p>ATIVIDADES ESPORTIVAS E DE RECREAÇÃO E LAZER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3011</text:p>
          </table:table-cell>
          <table:table-cell table:style-name="ce31" office:value-type="string">
            <text:p>ATIVIDADES ESPORTIVA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3012</text:p>
          </table:table-cell>
          <table:table-cell table:style-name="ce31" office:value-type="string">
            <text:p>ATIVIDADES DE CONDICIONAMENTO FÍSIC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3020</text:p>
          </table:table-cell>
          <table:table-cell table:style-name="ce31" office:value-type="string">
            <text:p>ATIVIDADES DE RECREAÇÃO E LAZ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</text:p>
          </table:table-cell>
          <table:table-cell table:style-name="ce3"/>
          <table:table-cell table:style-name="ce17"/>
          <table:table-cell table:style-name="ce26" office:value-type="string">
            <text:p>OUTRAS ATIVIDADES DE SERVIÇ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94</text:p>
          </table:table-cell>
          <table:table-cell table:style-name="ce14"/>
          <table:table-cell table:style-name="ce25" office:value-type="string">
            <text:p>ATIVIDADES DE ORGANIZAÇÕES ASSOCIATIV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94010</text:p>
          </table:table-cell>
          <table:table-cell table:style-name="ce31" office:value-type="string">
            <text:p>ATIVIDADES DE ORGANIZAÇÕES ASSOCIATIVAS PATRONAIS, EMPRESARIAIS E PROFISSION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4020</text:p>
          </table:table-cell>
          <table:table-cell table:style-name="ce31" office:value-type="string">
            <text:p>ATIVIDADES DE ORGANIZAÇÕES SINDIC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4091</text:p>
          </table:table-cell>
          <table:table-cell table:style-name="ce31" office:value-type="string">
            <text:p>ATIVIDADES DE ORGANIZAÇÕES RELIGIOSAS E FILOSÓFICA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94099</text:p>
          </table:table-cell>
          <table:table-cell table:style-name="ce31" office:value-type="string">
            <text:p>OUTRAS ATIVIDADES ASSOCIATIVAS NÃO ESPECIFICADAS ANTERIORMENTE 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95</text:p>
          </table:table-cell>
          <table:table-cell table:style-name="ce14"/>
          <table:table-cell table:style-name="ce25" office:value-type="string">
            <text:p>REPARAÇÃO E MANUTENÇÃO DE EQUIPAMENTOS DE INFORMATICA E COMUNICAÇÃO E DE OBJETOS PESSOAIS E DOMÉSTICO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string">
            <text:p>95010</text:p>
          </table:table-cell>
          <table:table-cell table:style-name="ce31" office:value-type="string">
            <text:p>REPARAÇÃO E MANUTENÇÃO DE EQUIPAMENTOS DE INFORMÁTICA E COMUNICAÇÃO</text:p>
          </table:table-cell>
          <table:table-cell table:number-columns-repeated="1020"/>
        </table:table-row>
        <table:table-row table:style-name="ro3">
          <table:table-cell table:style-name="ce10" table:number-columns-repeated="2"/>
          <table:table-cell table:style-name="ce14" office:value-type="string">
            <text:p>95030</text:p>
          </table:table-cell>
          <table:table-cell table:style-name="ce31" office:value-type="string">
            <text:p>REPARAÇÃO E MANUTENÇÃO DE OBJETOS E EQUIPAMENTOS PESSOAIS E DOMÉSTIC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96</text:p>
          </table:table-cell>
          <table:table-cell table:style-name="ce14"/>
          <table:table-cell table:style-name="ce25" office:value-type="string">
            <text:p>OUTRAS ATIVIDADES DE SERVIÇOS PESSOAI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6010</text:p>
          </table:table-cell>
          <table:table-cell table:style-name="ce28" office:value-type="string">
            <text:p>LAVANDERIAS, TINTURARIAS E TOALHEIR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6020</text:p>
          </table:table-cell>
          <table:table-cell table:style-name="ce28" office:value-type="string">
            <text:p>CABELEIREIROS E OUTRAS ATIVIDADES DE TRATAMENTO DE BELEZA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6030</text:p>
          </table:table-cell>
          <table:table-cell table:style-name="ce28" office:value-type="string">
            <text:p>ATIVIDADES FUNERÁRIAS E SERVIÇOS RELACIONADOS 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96090</text:p>
          </table:table-cell>
          <table:table-cell table:style-name="ce28" office:value-type="string">
            <text:p>OUTRAS ATIVIDADES DE SERVIÇOS PESSOAI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</text:p>
          </table:table-cell>
          <table:table-cell table:style-name="ce3"/>
          <table:table-cell table:style-name="ce17"/>
          <table:table-cell table:style-name="ce26" office:value-type="string">
            <text:p>SERVIÇOS DOMÉSTICO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97</text:p>
          </table:table-cell>
          <table:table-cell table:style-name="ce16"/>
          <table:table-cell table:style-name="ce25" office:value-type="string">
            <text:p>SERVIÇOS DOMÉSTICOS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float" office:value="97000">
            <text:p>97000</text:p>
          </table:table-cell>
          <table:table-cell table:style-name="ce31" office:value-type="string">
            <text:p>SERVIÇOS DOMÉSTICOS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U</text:p>
          </table:table-cell>
          <table:table-cell table:style-name="ce3"/>
          <table:table-cell table:style-name="ce17"/>
          <table:table-cell table:style-name="ce26" office:value-type="string">
            <text:p>ORGANISMOS INTERNACIONAIS E OUTRAS INSTITUIÇÕES EXTRATERRITORIAI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99</text:p>
          </table:table-cell>
          <table:table-cell table:style-name="ce16"/>
          <table:table-cell table:style-name="ce25" office:value-type="string">
            <text:p>ORGANISMOS INTERNACIONAIS E OUTRAS INSTITUIÇÕES EXTRATERRITORIAIS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14" office:value-type="float" office:value="99000">
            <text:p>99000</text:p>
          </table:table-cell>
          <table:table-cell table:style-name="ce31" office:value-type="string">
            <text:p>ORGANISMOS INTERNACIONAIS E OUTRAS INSTITUIÇÕES EXTRATERRITORIAI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V</text:p>
          </table:table-cell>
          <table:table-cell table:style-name="ce3"/>
          <table:table-cell table:style-name="ce17"/>
          <table:table-cell table:style-name="ce26" office:value-type="string">
            <text:p>ATIVIDADES MALDEFINID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>
            <text:p>00</text:p>
          </table:table-cell>
          <table:table-cell table:style-name="ce16"/>
          <table:table-cell table:style-name="ce34" office:value-type="string">
            <text:p>ATIVIDADES MALDEFINIDAS 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4" office:value-type="string">
            <text:p>00000</text:p>
          </table:table-cell>
          <table:table-cell table:style-name="ce29" office:value-type="string">
            <text:p>ATIVIDADES MALDEFINIDAS </text:p>
          </table:table-cell>
          <table:table-cell table:number-columns-repeated="1020"/>
        </table:table-row>
        <table:table-row table:style-name="ro8" table:number-rows-repeated="104822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Univers" svg:font-family="Univer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style:text-properties fo:color="#ff0000"/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0" number:min-integer-digits="1" number:grouping="true"/>
      <number:text> </number:text>
    </number:number-style>
    <number:number-style style:name="N117P1" style:volatile="true">
      <number:text>-R$ </number:text>
      <number:number number:decimal-places="0" number:min-integer-digits="1" number:grouping="true"/>
      <number:text> </number:text>
    </number:number-style>
    <number:number-style style:name="N117P2" style:volatile="true">
      <number:text> R$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R$ </number:text>
      <number:number number:decimal-places="2" number:min-integer-digits="1" number:grouping="true"/>
      <number:text> </number:text>
    </number:number-style>
    <number:number-style style:name="N119P1" style:volatile="true">
      <number:text>-R$ </number:text>
      <number:number number:decimal-places="2" number:min-integer-digits="1" number:grouping="true"/>
      <number:text> </number:text>
    </number:number-style>
    <number:number-style style:name="N119P2" style:volatile="true">
      <number:text> R$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958c41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fo:border="0.31pt solid #80808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fo:border="0.31pt double #424242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31pt double #ff0000" style:border-line-width-bottom="0.011cm 0.035cm 0.011cm" fo:border-left="none" fo:padding="0.071cm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8080" fo:border="0.31pt solid #808080" fo:padding="0.071cm" style:rotation-align="none"/>
      <style:text-properties fo:color="#4a328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dd9cb3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80" fo:padding="0.071cm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0" fo:border="0.31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ída" style:family="table-cell" style:parent-style-name="Default">
      <style:table-cell-properties fo:background-color="#ffffff" fo:border="0.31pt solid #424242" fo:padding="0.071cm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31pt double #3fb8cd" style:border-line-width-bottom="0.011cm 0.035cm 0.011cm" fo:border-left="none" fo:padding="0.071cm" fo:border-right="none" style:rotation-align="none" fo:border-top="0.31pt solid #3fb8c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91pt solid #3fb8cd" fo:border-left="none" fo:padding="0.071cm" fo:border-right="none" style:rotation-align="none" fo:border-top="none"/>
      <style:text-properties fo:color="#28667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91pt solid #a0e0e0" fo:border-left="none" fo:padding="0.071cm" fo:border-right="none" style:rotation-align="none" fo:border-top="none"/>
      <style:text-properties fo:color="#28667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31pt solid #a0e0e0" fo:border-left="none" fo:padding="0.071cm" fo:border-right="none" style:rotation-align="none" fo:border-top="none"/>
      <style:text-properties fo:color="#28667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28667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able-cell-properties fo:padding="0.071cm"/>
      <style:text-properties fo:color="#28667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" style:display-name="Título 6" style:family="table-cell" style:parent-style-name="Default">
      <style:table-cell-properties fo:padding="0.071cm"/>
      <style:text-properties fo:color="#28667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fb8cd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8e5e42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958c41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624fa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fb8cd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scale-to="100%" style:table-centering="horizontal" style:writing-mode="lr-tb"/>
      <style:header-style>
        <style:header-footer-properties svg:height="0cm" fo:margin-left="0.6cm" fo:margin-right="0.6cm" fo:margin-bottom="0cm"/>
      </style:header-style>
      <style:footer-style>
        <style:header-footer-properties svg:height="0cm" fo:margin-left="0.6cm" fo:margin-right="0.6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NAE_20_DOM._20_2.0_20_Divulgação" style:display-name="PageStyle_CNAE DOM. 2.0 Divulgaçã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6" meta:object-count="0"/>
    <meta:generator>LibreOffice/3.5$Windows_x86 LibreOffice_project/dc9775d-05ecbee-0851ad3-1586698-727bf66</meta:generator>
  </office:meta>
</office:document-meta>
</file>